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1.402in"/>
    </style:style>
    <style:style style:name="co4" style:family="table-column">
      <style:table-column-properties fo:break-before="auto" style:column-width="0.2689in"/>
    </style:style>
    <style:style style:name="co5" style:family="table-column">
      <style:table-column-properties fo:break-before="auto" style:column-width="1.9555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9083in"/>
    </style:style>
    <style:style style:name="co9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475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4.1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00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color="#333333" style:font-name="Segoe UI" fo:font-size="9pt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3" office:value-type="float" office:value="1">
            <text:p>1</text:p>
          </table:table-cell>
          <table:table-cell table:style-name="ce1" office:value-type="string">
            <text:p>Information</text:p>
          </table:table-cell>
          <table:table-cell table:style-name="ce3" office:value-type="float" office:value="11">
            <text:p>11</text:p>
          </table:table-cell>
          <table:table-cell table:style-name="ce1" table:number-columns-repeated="1019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GPS</text:p>
          </table:table-cell>
          <table:table-cell table:style-name="ce4"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Speed</text:p>
          </table:table-cell>
          <table:table-cell office:value-type="float" office:value="1111">
            <text:p>111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2">
            <text:p>2</text:p>
          </table:table-cell>
          <table:table-cell office:value-type="string">
            <text:p>Altitude</text:p>
          </table:table-cell>
          <table:table-cell office:value-type="float" office:value="1112">
            <text:p>111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3">
            <text:p>3</text:p>
          </table:table-cell>
          <table:table-cell office:value-type="string">
            <text:p>Accuracy</text:p>
          </table:table-cell>
          <table:table-cell office:value-type="float" office:value="1113">
            <text:p>111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4">
            <text:p>4</text:p>
          </table:table-cell>
          <table:table-cell office:value-type="string">
            <text:p>Sats #</text:p>
          </table:table-cell>
          <table:table-cell office:value-type="float" office:value="1114">
            <text:p>111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5">
            <text:p>5</text:p>
          </table:table-cell>
          <table:table-cell office:value-type="string">
            <text:p>Coordinates</text:p>
          </table:table-cell>
          <table:table-cell office:value-type="float" office:value="1115">
            <text:p>111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Engine</text:p>
          </table:table-cell>
          <table:table-cell table:style-name="ce4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Hours</text:p>
          </table:table-cell>
          <table:table-cell table:style-name="ce4" office:value-type="float" office:value="1121">
            <text:p>112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float" office:value="1">
            <text:p>1</text:p>
          </table:table-cell>
          <table:table-cell table:style-name="ce7" office:value-type="string">
            <text:p>display Engine Hours (proof of concept shows session running time)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2">
            <text:p>2</text:p>
          </table:table-cell>
          <table:table-cell office:value-type="string">
            <text:p>Voltage</text:p>
          </table:table-cell>
          <table:table-cell office:value-type="float" office:value="1122">
            <text:p>112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/>
          <table:table-cell office:value-type="float" office:value="1">
            <text:p>1</text:p>
          </table:table-cell>
          <table:table-cell table:style-name="ce7" office:value-type="string">
            <text:p>display voltag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3">
            <text:p>3</text:p>
          </table:table-cell>
          <table:table-cell office:value-type="string">
            <text:p>I/O States</text:p>
          </table:table-cell>
          <table:table-cell table:style-name="ce4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float" office:value="1">
            <text:p>1</text:p>
          </table:table-cell>
          <table:table-cell table:style-name="ce7" office:value-type="string">
            <text:p>list of state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" office:value-type="float" office:value="2">
            <text:p>2</text:p>
          </table:table-cell>
          <table:table-cell table:style-name="ce7" office:value-type="string">
            <text:p>list of stat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4">
            <text:p>4</text:p>
          </table:table-cell>
          <table:table-cell office:value-type="string">
            <text:p>System </text:p>
          </table:table-cell>
          <table:table-cell table:style-name="ce4" office:value-type="float" office:value="114">
            <text:p>114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5"/>
          <table:table-cell table:style-name="ce4" office:value-type="float" office:value="1">
            <text:p>1</text:p>
          </table:table-cell>
          <table:table-cell table:style-name="ce8" office:value-type="string">
            <text:p>Free RAM</text:p>
          </table:table-cell>
          <table:table-cell table:style-name="ce4" office:value-type="float" office:value="1141">
            <text:p>114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 table:style-name="ce8"/>
          <table:table-cell table:style-name="ce4" office:value-type="float" office:value="1">
            <text:p>1</text:p>
          </table:table-cell>
          <table:table-cell table:style-name="ce7" office:value-type="string">
            <text:p>display free RAM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string">
            <text:p>Modes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Emergency</text:p>
          </table:table-cell>
          <table:table-cell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Random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office:value-type="string">
            <text:p>Settings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Auto Light Delay</text:p>
          </table:table-cell>
          <table:table-cell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Auto Light Dimmer Sensitivity</text:p>
          </table:table-cell>
          <table:table-cell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3">
            <text:p>3</text:p>
          </table:table-cell>
          <table:table-cell office:value-type="string">
            <text:p>Low Voltage Cut Off</text:p>
          </table:table-cell>
          <table:table-cell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4">
            <text:p>4</text:p>
          </table:table-cell>
          <table:table-cell office:value-type="string">
            <text:p>Speed Units</text:p>
          </table:table-cell>
          <table:table-cell office:value-type="float" office:value="134">
            <text:p>1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5">
            <text:p>5</text:p>
          </table:table-cell>
          <table:table-cell office:value-type="string">
            <text:p>Altitude Units</text:p>
          </table:table-cell>
          <table:table-cell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6">
            <text:p>6</text:p>
          </table:table-cell>
          <table:table-cell office:value-type="string">
            <text:p>Language</text:p>
          </table:table-cell>
          <table:table-cell table:style-name="ce4"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table:style-name="ce4" office:value-type="float" office:value="1">
            <text:p>1</text:p>
          </table:table-cell>
          <table:table-cell office:value-type="string">
            <text:p>Englis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ce4" office:value-type="float" office:value="2">
            <text:p>2</text:p>
          </table:table-cell>
          <table:table-cell office:value-type="string">
            <text:p>German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Hidden Debug Menu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/>
          <table:table-cell table:number-columns-repeated="4"/>
          <table:table-cell table:style-name="ce9" office:value-type="string">
            <text:p><text:s/></text:p>
          </table:table-cell>
          <table:table-cell table:number-columns-repeated="1014"/>
        </table:table-row>
        <table:table-row table:style-name="ro1" table:number-rows-repeated="8">
          <table:table-cell table:number-columns-repeated="1023"/>
        </table:table-row>
        <table:table-row table:style-name="ro2">
          <table:table-cell table:number-columns-repeated="16"/>
          <table:table-cell office:value-type="string">
            <text:p>if (xSelect == 113){</text:p>
          </table:table-cell>
          <table:table-cell table:style-name="ce10" office:value-type="string">
            <text:p>if (xSelect == 00 &amp;&amp; ySelect == 1){</text:p>
            <text:p><text:s text:c="4"/>lcd.setCursor(3, 1);</text:p>
            <text:p><text:s text:c="4"/>lcd.print(" <text:s text:c="11"/>");</text:p>
            <text:p><text:s text:c="6"/>lcd.setCursor(0, 2);</text:p>
            <text:p><text:s text:c="6"/>lcd.print("*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+");</text:p>
            <text:p><text:s text:c="6"/>lcd.setCursor(1, 3);</text:p>
            <text:p><text:s text:c="6"/>lcd.print(" <text:s text:c="18"/>");</text:p>
            <text:p><text:s text:c="4"/>if (Select == 0){</text:p>
            <text:p><text:s text:c="4"/>}</text:p>
            <text:p><text:s text:c="2"/>}</text:p>
            <text:p/>
          </table:table-cell>
          <table:table-cell table:style-name="ce10" office:value-type="string">
            <text:p>if (xSelect == 00 &amp;&amp; ySelect == 00){</text:p>
            <text:p><text:s text:c="4"/>lcd.setCursor(3, 1);</text:p>
            <text:p><text:s text:c="4"/>lcd.print(" <text:s text:c="11"/>");</text:p>
            <text:p><text:s text:c="4"/>if (scrolldirection == 1){</text:p>
            <text:p><text:s text:c="6"/>lcd.setCursor(0, 2);</text:p>
            <text:p><text:s text:c="6"/>lcd.print("+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*");</text:p>
            <text:p><text:s text:c="6"/>lcd.setCursor(1, 3);</text:p>
            <text:p><text:s text:c="6"/>lcd.print(" <text:s text:c="18"/>");</text:p>
            <text:p><text:s text:c="4"/>}</text:p>
            <text:p><text:s text:c="4"/>if (scrolldirection == 0){</text:p>
            <text:p><text:s text:c="6"/>lcd.setCursor(0, 2);</text:p>
            <text:p><text:s text:c="6"/>lcd.print("*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+");</text:p>
            <text:p><text:s text:c="6"/>lcd.setCursor(1, 3);</text:p>
            <text:p><text:s text:c="6"/>lcd.print(" <text:s text:c="18"/>");</text:p>
            <text:p><text:s text:c="4"/>}</text:p>
            <text:p><text:s text:c="4"/>if (Select == 0){</text:p>
            <text:p><text:s text:c="4"/>}</text:p>
            <text:p><text:s text:c="2"/>}</text:p>
          </table:table-cell>
          <table:table-cell table:style-name="ce10" office:value-type="string">
            <text:p><text:s text:c="2"/>if (xSelect == 00 &amp;&amp; ySelect == 00){</text:p>
            <text:p><text:s text:c="4"/>lcd.setCursor(3, 1);</text:p>
            <text:p><text:s text:c="4"/>lcd.print(" <text:s text:c="11"/>");</text:p>
            <text:p><text:s text:c="6"/>lcd.setCursor(0, 2);</text:p>
            <text:p><text:s text:c="6"/>lcd.print("+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*");</text:p>
            <text:p><text:s text:c="6"/>lcd.setCursor(1, 3);</text:p>
            <text:p><text:s text:c="6"/>lcd.print(" <text:s text:c="18"/>");</text:p>
            <text:p><text:s text:c="4"/>if (Select == 0){</text:p>
            <text:p><text:s text:c="4"/>}</text:p>
            <text:p><text:s text:c="2"/>}</text:p>
            <text:p><text:s text:c="2"/>if (xSelect == <text:s/>&amp;&amp; ySelect &gt; ){</text:p>
            <text:p><text:s text:c="4"/>ySelect = ;</text:p>
            <text:p><text:s text:c="2"/>}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<text:s text:c="4"/>lcd.setCursor(17, 1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ySelect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"/"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"2"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2"/>}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6/17/2013</text:date>, <text:time>19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05:15:34.72</meta:creation-date>
    <dc:date>2013-06-17T19:48:48.95</dc:date>
    <meta:editing-duration>P3DT9H59M52S</meta:editing-duration>
    <meta:editing-cycles>17</meta:editing-cycles>
    <meta:generator>OpenOffice.org/3.4.1$Win32 OpenOffice.org_project/341m1$Build-9593</meta:generator>
    <meta:document-statistic meta:table-count="3" meta:cell-count="96" meta:object-count="0"/>
  </office:meta>
</office:document-meta>
</file>